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4cm" svg:x="13.7cm" svg:y="1.4cm">
          <text:p text:style-name="P1"><text:span text:style-name="T1">4 -&gt; 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3cm" svg:y1="4.8cm" svg:x2="11cm" svg:y2="8.3cm">
          <text:p/>
        </draw:line>
        <draw:custom-shape draw:style-name="gr1" draw:text-style-name="P1" draw:layer="layout" svg:width="4cm" svg:height="4cm" svg:x="7.7cm" svg:y="7.8cm">
          <text:p text:style-name="P1"><text:span text:style-name="T1">2 -&gt; 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3cm" svg:y1="11.3cm" svg:x2="5.6cm" svg:y2="15.2cm">
          <text:p/>
        </draw:line>
        <draw:custom-shape draw:style-name="gr1" draw:text-style-name="P1" draw:layer="layout" svg:width="4cm" svg:height="4cm" svg:x="2.3cm" svg:y="14.7cm">
          <text:p text:style-name="P1"><text:span text:style-name="T1">1 -&gt; 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1cm" svg:y1="11.2cm" svg:x2="14.3cm" svg:y2="15.1cm">
          <text:p/>
        </draw:line>
        <draw:custom-shape draw:style-name="gr1" draw:text-style-name="P1" draw:layer="layout" svg:width="4cm" svg:height="4cm" svg:x="2.301cm" svg:y="14.701cm">
          <text:p text:style-name="P1"><text:span text:style-name="T1">1 -&gt; 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4cm" svg:x="13.501cm" svg:y="14.701cm">
          <text:p text:style-name="P1"><text:span text:style-name="T1">3 -&gt; 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2cm" svg:y1="4.7cm" svg:x2="20.4cm" svg:y2="8.6cm">
          <text:p/>
        </draw:line>
        <draw:custom-shape draw:style-name="gr1" draw:text-style-name="P1" draw:layer="layout" svg:width="4cm" svg:height="4cm" svg:x="19.601cm" svg:y="8.201cm">
          <text:p text:style-name="P1"><text:span text:style-name="T1">5 -&gt; 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7cm" svg:y1="0.1cm" svg:x2="15.7cm" svg:y2="1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6T23:59:11.258094022</meta:creation-date>
    <dc:date>2015-03-28T16:12:36.419513023</dc:date>
    <meta:editing-duration>PT1H44M48S</meta:editing-duration>
    <meta:editing-cycles>37</meta:editing-cycles>
    <meta:generator>LibreOffice/4.2.7.2$Linux_X86_64 LibreOffice_project/420m0$Build-2</meta:generator>
    <meta:document-statistic meta:object-count="11"/>
  </office:meta>
</office:document-meta>
</file>